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67000000600565A131AA46FDB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72146"/>
    </style:style>
    <style:style style:name="P2" style:family="paragraph" style:parent-style-name="Header">
      <style:text-properties fo:font-weight="bold" officeooo:paragraph-rsid="00072146" style:font-weight-asian="bold" style:font-weight-complex="bold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72146" officeooo:paragraph-rsid="00072146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72146" officeooo:paragraph-rsid="0007cb6a" style:font-size-asian="16pt" style:font-size-complex="16pt"/>
    </style:style>
    <style:style style:name="T1" style:family="text">
      <style:text-properties officeooo:rsid="000721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2146" style:font-weight-asian="bold" style:font-weight-complex="bold"/>
    </style:style>
    <style:style style:name="T4" style:family="text">
      <style:text-properties officeooo:rsid="0007cb6a"/>
    </style:style>
    <style:style style:name="T5" style:family="text">
      <style:text-properties officeooo:rsid="0009885a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/>
      <text:p text:style-name="P4">Dear members of the PEVHAI</text:p>
      <text:p text:style-name="P4"/>
      <text:p text:style-name="P4"/>
      <text:p text:style-name="P4">These pages contain the ballot to vote for a Board of Directors</text:p>
      <text:p text:style-name="P4"><text:s/>to represent all homeowners in our village </text:p>
      <text:p text:style-name="P4"/>
      <text:p text:style-name="P4"/>
      <text:p text:style-name="P4">With the task to execute and to maintain most wanted and needed projects for, in recent years, expanded number of homeowners.</text:p>
      <text:p text:style-name="P4"/>
      <text:p text:style-name="P4"/>
      <text:p text:style-name="P5">Kindly encircle your top 7 choices of eligible homeowners on the attached list. <text:span text:style-name="T4">Please return the list to the election committee </text:span><text:span text:style-name="T5">on </text:span><text:span text:style-name="T4">March 18, 2023 before 11 am that day. </text:span></text:p>
      <text:p text:style-name="P5"/>
      <text:p text:style-name="P5"/>
      <text:p text:style-name="P5"><text:span text:style-name="T4">Ballots can be delivered at B7, L2, Antioch street. The final list of officers will be made public by the election committee after processing all received ballots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72146"/>
    </style:style>
    <style:style style:name="MP2" style:family="paragraph" style:parent-style-name="Header">
      <style:text-properties fo:font-weight="bold" officeooo:paragraph-rsid="00072146" style:font-weight-asian="bold" style:font-weight-complex="bold"/>
    </style:style>
    <style:style style:name="MT1" style:family="text">
      <style:text-properties fo:font-weight="bold" officeooo:rsid="00072146" style:font-weight-asian="bold" style:font-weight-complex="bold"/>
    </style:style>
    <style:style style:name="MT2" style:family="text">
      <style:text-properties officeooo:rsid="00072146"/>
    </style:style>
    <style:style style:name="MT3" style:family="text">
      <style:text-properties officeooo:rsid="0007cb6a"/>
    </style:style>
    <style:style style:name="MT4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0626in" svg:y="0.0673in" svg:width="1.4307in" svg:height="1.3335in" draw:z-index="0"><draw:image xlink:href="Pictures/1000000100000067000000600565A131AA46FDB7.png" xlink:type="simple" xlink:show="embed" xlink:actuate="onLoad" draw:mime-type="image/png"/></draw:frame><text:s text:c="52"/><text:span text:style-name="MT1">PILAR EXECUTIVE VILLAGE Homeowners Association, Inc</text:span></text:p>
        <text:p text:style-name="MP1"><text:span text:style-name="MT1"><text:s/></text:span></text:p>
        <text:p text:style-name="MP2"><text:s text:c="45"/><text:span text:style-name="MT2">B7, L2 Ph 6, Antioch street BF Pilar Executive village Almanza </text:span><text:span text:style-name="MT3">Uno</text:span></text:p>
        <text:p text:style-name="MP2"/>
        <text:p text:style-name="MP2"><text:span text:style-name="MT2"><text:s text:c="59"/>Las Pinas City, NCR, Fourth district, Philippines 1740</text:span> <text:s text:c="2"/></text:p>
        <text:p text:style-name="MP2"><text:s/></text:p>
        <text:p text:style-name="MP1"><text:span text:style-name="MT4"><text:s text:c="66"/></text:span><text:span text:style-name="MT1">non-VAT Reg TIN: 268-031-318-00000</text:span><text:span text:style-name="MT4"> <text:s text:c="2"/></text:span><text:s text:c="38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 Groeneveld</meta:initial-creator>
    <meta:creation-date>2023-03-12T23:53:30.302708030</meta:creation-date>
    <dc:date>2023-03-13T00:38:17.806669120</dc:date>
    <dc:creator>Ger Groeneveld</dc:creator>
    <meta:editing-duration>PT12M45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2" meta:word-count="132" meta:character-count="1064" meta:non-whitespace-character-count="671"/>
  </office:meta>
</office:document-meta>
</file>